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ro1" style:family="table-row">
      <style:table-row-properties style:row-height="0.6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>
            <text:p>ཝ།</text:p>
          </table:table-cell>
          <table:table-cell office:value-type="string">
            <text:p>/wa/</text:p>
          </table:table-cell>
          <table:table-cell office:value-type="string">
            <text:p>(མིང་)</text:p>
          </table:table-cell>
          <table:table-cell office:value-type="string">
            <text:p>རྫོང་ཁའི་གསལ་བྱེད་ཀྱི་ཉི་ཤུ་པ་ཝ་ཆུ་འདེགས་བཞག་སའི་ཝ།༡ཆུ་སྦང་སའི་ཝ༌།༢ཆོས་སྐད་ལས་འ་དོ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་སྐད།</text:p>
          </table:table-cell>
          <table:table-cell office:value-type="string">
            <text:p>/wa k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སེམས་ཅན་འ་དོམ་གྱི་སྐད།</text:p>
          </table:table-cell>
          <table:table-cell table:number-columns-repeated="252"/>
        </table:table-row>
        <table:table-row table:style-name="ro1">
          <table:table-cell office:value-type="string">
            <text:p>ཝ་སྐྱེས།</text:p>
          </table:table-cell>
          <table:table-cell office:value-type="string">
            <text:p>/wa ke/</text:p>
          </table:table-cell>
          <table:table-cell office:value-type="string">
            <text:p>(མིང་)</text:p>
          </table:table-cell>
          <table:table-cell office:value-type="string">
            <text:p>སེམས་ཅན་འ་དོམ་གྱ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ཝ་ཁ།</text:p>
          </table:table-cell>
          <table:table-cell office:value-type="string">
            <text:p>/wa kha/</text:p>
          </table:table-cell>
          <table:table-cell office:value-type="string">
            <text:p>(མིང་)</text:p>
          </table:table-cell>
          <table:table-cell office:value-type="string">
            <text:p>ཝའི་ཁ་ལ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ཝ་གམ།</text:p>
          </table:table-cell>
          <table:table-cell office:value-type="string">
            <text:p>/wa gam/</text:p>
          </table:table-cell>
          <table:table-cell office:value-type="string">
            <text:p>(མིང་)</text:p>
          </table:table-cell>
          <table:table-cell office:value-type="string">
            <text:p>ཁའི་འོག་གི་ཆ་ཤས།</text:p>
          </table:table-cell>
          <table:table-cell table:number-columns-repeated="252"/>
        </table:table-row>
        <table:table-row table:style-name="ro1">
          <table:table-cell office:value-type="string">
            <text:p>ཝ་ཆུ།</text:p>
          </table:table-cell>
          <table:table-cell office:value-type="string">
            <text:p>/wa chu/</text:p>
          </table:table-cell>
          <table:table-cell office:value-type="string">
            <text:p>(མིང་)</text:p>
          </table:table-cell>
          <table:table-cell office:value-type="string">
            <text:p>ཤིང་གི་ཝ་དང་ལྕགས་ཀྱི་ཝའི་ནང་གི་ཆུ།</text:p>
          </table:table-cell>
          <table:table-cell table:number-columns-repeated="252"/>
        </table:table-row>
        <table:table-row table:style-name="ro1">
          <table:table-cell office:value-type="string">
            <text:p>ཝ་སྡེ།</text:p>
          </table:table-cell>
          <table:table-cell office:value-type="string">
            <text:p>/wa de/</text:p>
          </table:table-cell>
          <table:table-cell office:value-type="string">
            <text:p>(མིང་)</text:p>
          </table:table-cell>
          <table:table-cell office:value-type="string">
            <text:p>ཚིག་མཛོད་ཝ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ཝ་རྟགས།</text:p>
          </table:table-cell>
          <table:table-cell office:value-type="string">
            <text:p>/wa ta</text:p>
          </table:table-cell>
          <table:table-cell office:value-type="string">
            <text:p>(མིང་)</text:p>
          </table:table-cell>
          <table:table-cell office:value-type="string">
            <text:p>ཡི་གུ་ཝའི་རྟ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ཝ་བཏགས།</text:p>
          </table:table-cell>
          <table:table-cell office:value-type="string">
            <text:p>/wa ta</text:p>
          </table:table-cell>
          <table:table-cell office:value-type="string">
            <text:p>(མིང་)</text:p>
          </table:table-cell>
          <table:table-cell office:value-type="string">
            <text:p>ཝ་ཟུར་ཅ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ཝ་ཐག་དྲང་མི།</text:p>
          </table:table-cell>
          <table:table-cell office:value-type="string">
            <text:p>/wa thag drang mi</text:p>
          </table:table-cell>
          <table:table-cell office:value-type="string">
            <text:p>(མིང་)</text:p>
          </table:table-cell>
          <table:table-cell office:value-type="string">
            <text:p>ཕོ་དང་མོའི་བར་ན་ཁ་སླབ་སྟེ་བསྡོམས་བཅུག་མི་ལུ་དམན་ཚིག་འབད་སླབ་ཐ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ཝ་པ།</text:p>
          </table:table-cell>
          <table:table-cell office:value-type="string">
            <text:p>/wa pa/</text:p>
          </table:table-cell>
          <table:table-cell office:value-type="string">
            <text:p>(མིང་)</text:p>
          </table:table-cell>
          <table:table-cell office:value-type="string">
            <text:p>ཀ་རྟགས་ཝ་པ་མདོ་པོ་སྟི་ཝ་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ཝ་མོ།</text:p>
          </table:table-cell>
          <table:table-cell office:value-type="string">
            <text:p>/wa mo/</text:p>
          </table:table-cell>
          <table:table-cell office:value-type="string">
            <text:p>(མིང་)</text:p>
          </table:table-cell>
          <table:table-cell office:value-type="string">
            <text:p>གཅན་གཟན་འ་དོམ་ལུ་ཆོས་སྐད་ལས་ཝ་མོ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ཝ་ཚང༌།</text:p>
          </table:table-cell>
          <table:table-cell office:value-type="string">
            <text:p>/wa tshang/</text:p>
          </table:table-cell>
          <table:table-cell office:value-type="string">
            <text:p>(མིང་)</text:p>
          </table:table-cell>
          <table:table-cell office:value-type="string">
            <text:p>འ་དོམ་སྡོད་སའི་ཚང༌།</text:p>
          </table:table-cell>
          <table:table-cell table:number-columns-repeated="252"/>
        </table:table-row>
        <table:table-row table:style-name="ro1">
          <table:table-cell office:value-type="string">
            <text:p>ཝ་ཞྭ།</text:p>
          </table:table-cell>
          <table:table-cell office:value-type="string">
            <text:p>/wa zha/</text:p>
          </table:table-cell>
          <table:table-cell office:value-type="string">
            <text:p>(མིང་)</text:p>
          </table:table-cell>
          <table:table-cell office:value-type="string">
            <text:p>འ་དོམ་མའི་པགས་ཀོ་གིས་བཟོ་བཟོ་བའི་ཞྭམོ།</text:p>
          </table:table-cell>
          <table:table-cell table:number-columns-repeated="252"/>
        </table:table-row>
        <table:table-row table:style-name="ro1">
          <table:table-cell office:value-type="string">
            <text:p>ཝ་ཟུར་ཅན།</text:p>
          </table:table-cell>
          <table:table-cell office:value-type="string">
            <text:p>/wa zur cen/</text:p>
          </table:table-cell>
          <table:table-cell office:value-type="string">
            <text:p>(མིང་)</text:p>
          </table:table-cell>
          <table:table-cell office:value-type="string">
            <text:p>གསལ་བྱེད་ཡི་གུའི་འོག་ལུ་དབྱིབས་ཟུར་གསུམ་འབད་མི་ཅིག་བཏགས་ཏེ་ཡོད་མི།ཀྭ་ཁྭ་གྭ་ཉྭ་ཏྭ་ཙྭ་ཚྭ་ཛྭ་ཞྭ་ཟྭ་རྭ་ཤྭ་སྭ་ཧྭ་ལུ་ཝ་ཟུར་བཏགས་པ་བཅུ་བཞི་ཟེར་བསླབ་སྟོན་འབད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ཝ་ཡིག</text:p>
          </table:table-cell>
          <table:table-cell office:value-type="string">
            <text:p>/wa yig/</text:p>
          </table:table-cell>
          <table:table-cell office:value-type="string">
            <text:p>(མིང་)</text:p>
          </table:table-cell>
          <table:table-cell office:value-type="string">
            <text:p>མིང་གཞི་མོ་ཡི་ཡི་གུ་ཝ།</text:p>
          </table:table-cell>
          <table:table-cell table:number-columns-repeated="252"/>
        </table:table-row>
        <table:table-row table:style-name="ro1">
          <table:table-cell office:value-type="string">
            <text:p>ཝ་ཡེ།</text:p>
          </table:table-cell>
          <table:table-cell office:value-type="string">
            <text:p>/wa ye/</text:p>
          </table:table-cell>
          <table:table-cell office:value-type="string">
            <text:p>(མིང་)</text:p>
          </table:table-cell>
          <table:table-cell office:value-type="string">
            <text:p>ཝ་ཡེ་ཟེར་ཡ་མཚན་ཆེ་བའི་ཚིག་དང་འབོད་པའི་སྒྲ།</text:p>
          </table:table-cell>
          <table:table-cell table:number-columns-repeated="252"/>
        </table:table-row>
        <table:table-row table:style-name="ro1">
          <table:table-cell office:value-type="string">
            <text:p>ཝ་རུ་ཎ།</text:p>
          </table:table-cell>
          <table:table-cell office:value-type="string">
            <text:p>/wa ru n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ཨིན།ཀླུའི་རྒྱལ་པོ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་ལ།</text:p>
          </table:table-cell>
          <table:table-cell office:value-type="string">
            <text:p>/wa la/</text:p>
          </table:table-cell>
          <table:table-cell office:value-type="string">
            <text:p>(མིང་)</text:p>
          </table:table-cell>
          <table:table-cell office:value-type="string">
            <text:p>རྟ་ཝ་ལ་ཟེར་རྟའི་བྱེ་བྲག་ཟེའུ་དགུང་ཁ་ཕྱེ་སྟེ་ཡོད་མི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ཝ་ལི།</text:p>
          </table:table-cell>
          <table:table-cell office:value-type="string">
            <text:p>/wa li/</text:p>
          </table:table-cell>
          <table:table-cell office:value-type="string">
            <text:p>(མིང་)</text:p>
          </table:table-cell>
          <table:table-cell office:value-type="string">
            <text:p>ལགཔ་ཤེད་ས་དང་མཆུ་ཏོའི་ཚུལ་ཅིག་ཡོད་པའི་ས་ཡི་རྫམ་དང་ལྕགས་ཀྱི་ཐབ་ཆས་ཧོད་ཅིག།དཀར་མེ་བཞུ་སའི་ཝ་ལི།ཨ་ལུ་གི་ཚོདམ་བཙོ་སའི་ཝ་ལི་ཚུ།བླུགས་གུ་དང་ད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ཝ་ལེ་ཝལ་ལེ།</text:p>
          </table:table-cell>
          <table:table-cell office:value-type="string">
            <text:p>/wa le wel le/</text:p>
          </table:table-cell>
          <table:table-cell office:value-type="string">
            <text:p>(མིང་)</text:p>
          </table:table-cell>
          <table:table-cell office:value-type="string">
            <text:p>སྙིང་མཐུན་ཡིད་འཕྲོག་ལྷ་མོ།།ཡིད་ལ་ཝ་ལེ་ཝལ་ལེ།།ཟེར་དོ་བཟུམ་སེམས་ལུ་ཁྲ་ལམ་ལམ་འབད་དྲན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ཝ་ཤུར།</text:p>
          </table:table-cell>
          <table:table-cell office:value-type="string">
            <text:p>/wa shur/</text:p>
          </table:table-cell>
          <table:table-cell office:value-type="string">
            <text:p>(མིང་)</text:p>
          </table:table-cell>
          <table:table-cell office:value-type="string">
            <text:p>༡དཔའ་རྟགས་ཝ་ཤུར་ཅནམ།༢སྒོ་སྒྲིག་ཝ་ཤུར་ཅནམ་ཟེར་ཝ་བཟུམ་མའི་ཧོ་ཀ་བཏོན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ཝ་ཤོ</text:p>
          </table:table-cell>
          <table:table-cell office:value-type="string">
            <text:p>/wa sho/</text:p>
          </table:table-cell>
          <table:table-cell office:value-type="string">
            <text:p>(མིང་)</text:p>
          </table:table-cell>
          <table:table-cell office:value-type="string">
            <text:p>ཝ་ཤུ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ཝ་ཤོ་ཅནམ།</text:p>
          </table:table-cell>
          <table:table-cell office:value-type="string">
            <text:p>/wa sho cem/</text:p>
          </table:table-cell>
          <table:table-cell office:value-type="string">
            <text:p>(མིང་)</text:p>
          </table:table-cell>
          <table:table-cell office:value-type="string">
            <text:p>ཝ་ཤུར་ཅན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ཝཱ་རཱ་ཎ་སི།</text:p>
          </table:table-cell>
          <table:table-cell office:value-type="string">
            <text:p>/wa ra na si/</text:p>
          </table:table-cell>
          <table:table-cell office:value-type="string">
            <text:p>(མིང་)</text:p>
          </table:table-cell>
          <table:table-cell office:value-type="string">
            <text:p>སངས་རྒྱས་བཅོམ་ལྡན་འདས་ཀྱིས་ཆོས་འཁོར་འགོ་དང་པ་བསྐོར་གནང་སའི་གནས་རྒྱ་གར་གྱི་གཡུ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་ཧ་ཧ།</text:p>
          </table:table-cell>
          <table:table-cell office:value-type="string">
            <text:p>/wa ha ha/</text:p>
          </table:table-cell>
          <table:table-cell office:value-type="string">
            <text:p>(མིང་ཁྱད་)</text:p>
          </table:table-cell>
          <table:table-cell office:value-type="string">
            <text:p>མདའ་འབའ་ཡི་གུ་བཀག་རེག་ཕོགཔ་ད་ཝ་ཧ་ཧ་ཟེར་དགའ་བའི་རྣམ་འགྱུར་བཏོན་པའི་འཆམ་རྐྱབ་ཐ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ཝང༌།</text:p>
          </table:table-cell>
          <table:table-cell office:value-type="string">
            <text:p>/wang/</text:p>
          </table:table-cell>
          <table:table-cell office:value-type="string">
            <text:p>(མིང་)</text:p>
          </table:table-cell>
          <table:table-cell office:value-type="string">
            <text:p>༡ཐིམ་ཕུ་རྫོང་ཁག་ཆ་འོག་གི་མིང༌།སྟོད་ཝང་སྨད་ཝང་ཀ་ཝང་ཅང་བར་པ་སྟོད་པ་སྦྱིས་སྨད་དཀར་སྦྱིས་ཚུ་ལུ་ཝང་ཚོ་ཆེན་བརྒྱད་ཟེར་བརྩི་ནི་ཡོད་༢གཞན་སྨན་གྱི་ཝང་སྒྲ་ཆས་པྱི་ཝང་སེམས་ཅན་ཕ་ཝང་ཚུ་གི་ཚིག་གྲོགས།</text:p>
          </table:table-cell>
          <table:table-cell table:number-columns-repeated="252"/>
        </table:table-row>
        <table:table-row table:style-name="ro1">
          <table:table-cell office:value-type="string">
            <text:p>ཝང་ཁ།</text:p>
          </table:table-cell>
          <table:table-cell office:value-type="string">
            <text:p>/wang kha/</text:p>
          </table:table-cell>
          <table:table-cell office:value-type="string">
            <text:p>(མིང་)</text:p>
          </table:table-cell>
          <table:table-cell office:value-type="string">
            <text:p>༡ཝང་ཚོ་ཆེན་བརྒྱད་པོའི་ཁ་ཝང་གི་མི་གིས་ཝང་ཁ་མ་ཤེསཔ་མི་འོང་ཟེར་དོ་བཟུམ།༢ཆུ་ཁ་རྫོང་ཁག་འོག་གི་གཡུ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ང་གི་རིགས།</text:p>
          </table:table-cell>
          <table:table-cell office:value-type="string">
            <text:p>/wang gi rig/</text:p>
          </table:table-cell>
          <table:table-cell office:value-type="string">
            <text:p>(མིང་)</text:p>
          </table:table-cell>
          <table:table-cell office:value-type="string">
            <text:p>ཝང་ཚོ་ཆེན་བརྒྱད་པོའི་རྒྱུད།</text:p>
          </table:table-cell>
          <table:table-cell table:number-columns-repeated="252"/>
        </table:table-row>
        <table:table-row table:style-name="ro1">
          <table:table-cell office:value-type="string">
            <text:p>ཝང་ཆུ།</text:p>
          </table:table-cell>
          <table:table-cell office:value-type="string">
            <text:p>/wang chu/</text:p>
          </table:table-cell>
          <table:table-cell office:value-type="string">
            <text:p>(མིང་)</text:p>
          </table:table-cell>
          <table:table-cell office:value-type="string">
            <text:p>ཐིམ་ཕུ་ལས་མར་འབབ་པའི་གཙང་ཆུ་ལུ་ཝང་ཆུ་ཟེར་ཝང་གཡུས་ལས་བརྟེན་ཏེ་བཏགས་ནུག།རྒྱ་གར་ས་ཁར་ལྷོདཔ་ད་རའི་ད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ཝང་ཐང་ལ།</text:p>
          </table:table-cell>
          <table:table-cell office:value-type="string">
            <text:p>/wang thang la/</text:p>
          </table:table-cell>
          <table:table-cell office:value-type="string">
            <text:p>(མིང་)</text:p>
          </table:table-cell>
          <table:table-cell office:value-type="string">
            <text:p>བུམ་ཐང་ཨུ་ར་ལུང་པའི་རི་མགོ་གི་ལ་ཅིགཝང་ཐང་དགོན་པའི་བཤད་གྲྭ།</text:p>
          </table:table-cell>
          <table:table-cell table:number-columns-repeated="252"/>
        </table:table-row>
        <table:table-row table:style-name="ro1">
          <table:table-cell office:value-type="string">
            <text:p>ཝང་འབྲུག་རྒྱལ།</text:p>
          </table:table-cell>
          <table:table-cell office:value-type="string">
            <text:p>/wang dru gel/</text:p>
          </table:table-cell>
          <table:table-cell office:value-type="string">
            <text:p>(མིང་)</text:p>
          </table:table-cell>
          <table:table-cell office:value-type="string">
            <text:p>ཨབ་ཝང་འབྲུག་རྒྱལ་ཟེར་མི་ཧེ་མ་ཝང་ལུང་པར་མི་རིག་པ་ཅན་ཅིག་ཐོན་ཏེ་ཡོད་མི་གི་མིང༌།ཨབ་ཝང་འབྲུག་རྒྱལ་གྱི་གཏམ་ཟེར་ཡ་མཚན་ཆེ་ཏོག་ཏོ་གི་ལོ་རྒྱུས་ལེ་ཤ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ཝང་ཝང༌།</text:p>
          </table:table-cell>
          <table:table-cell office:value-type="string">
            <text:p>/wang wa</text:p>
          </table:table-cell>
          <table:table-cell office:value-type="string">
            <text:p>(མིང་)</text:p>
          </table:table-cell>
          <table:table-cell office:value-type="string">
            <text:p>སྒྲ་ཙམ་གྱི་སྦྱོར་བ།དཔེར་ན་ཁྱིམ་སྟོང་པའི་ནང་སྐད་རྐྱབ་ད་ཝང་ཝང་ཟེར་འབད་ནི་ཡོད་ཟེར་དོ་བཟུམ་དང༌།</text:p>
          </table:table-cell>
          <table:table-cell table:number-columns-repeated="252"/>
        </table:table-row>
        <table:table-row table:style-name="ro1">
          <table:table-cell office:value-type="string">
            <text:p>ཝང་གཞས།</text:p>
          </table:table-cell>
          <table:table-cell office:value-type="string">
            <text:p>/wang zhe/</text:p>
          </table:table-cell>
          <table:table-cell office:value-type="string">
            <text:p>(མིང་)</text:p>
          </table:table-cell>
          <table:table-cell office:value-type="string">
            <text:p>ཝང་ལུང་པ་ལུ་དང་ཕུགས་ལས་དར་བའི་གླུ་གཞས་ཁྱད་པར་ཅན་ཅིག་འབྲུག་གི་གཞུང་སྒྲ་ངོ་མ་ཅིག།</text:p>
          </table:table-cell>
          <table:table-cell table:number-columns-repeated="252"/>
        </table:table-row>
        <table:table-row table:style-name="ro1">
          <table:table-cell office:value-type="string">
            <text:p>ཝང་ཟས།</text:p>
          </table:table-cell>
          <table:table-cell office:value-type="string">
            <text:p>/wang ze/</text:p>
          </table:table-cell>
          <table:table-cell office:value-type="string">
            <text:p>(མིང་)</text:p>
          </table:table-cell>
          <table:table-cell office:value-type="string">
            <text:p>ཝང་གི་གཡུས་ཁ་ལས་འཐོན་པའི་ཟས།</text:p>
          </table:table-cell>
          <table:table-cell table:number-columns-repeated="252"/>
        </table:table-row>
        <table:table-row table:style-name="ro1">
          <table:table-cell office:value-type="string">
            <text:p>ཝང་བཟའམོ།</text:p>
          </table:table-cell>
          <table:table-cell office:value-type="string">
            <text:p>/wang zam</text:p>
          </table:table-cell>
          <table:table-cell office:value-type="string">
            <text:p>(མིང་)</text:p>
          </table:table-cell>
          <table:table-cell office:value-type="string">
            <text:p>ཝང་གི་བུ་མོ་ཚུ།ཝང་བཟའ་བསོད་ནམས་དཔལ་སྒྲོན་ཟེར་ཕ་ཇོ་འབྲུག་སྒོམ་གྱི་གསང་ཡུ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ཝངཔ།</text:p>
          </table:table-cell>
          <table:table-cell office:value-type="string">
            <text:p>/wangp</text:p>
          </table:table-cell>
          <table:table-cell office:value-type="string">
            <text:p>(མིང་)</text:p>
          </table:table-cell>
          <table:table-cell office:value-type="string">
            <text:p>བྱག་ཝངཔ་ཟེར་མི་གི་ཚིག་གྲོགས།གསེར་བཟོ་དང་དངུལ་བཟོ་ཚུ་འབད་མི་ཚུ་གི་རིགས།བྲག་ཝང་ཟེར་གཡུས་ཚན་ཅིག་ཡོད་དེ་ཁར་སྡོད་མི་ག་ར་ལཱ་འདི་འབད་ནི་འདི་གིས་བྱག་ཝངམ་ཟེར་བཏགསཔ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ཝབ་ཐང༌།</text:p>
          </table:table-cell>
          <table:table-cell office:value-type="string">
            <text:p>/wang thang/</text:p>
          </table:table-cell>
          <table:table-cell office:value-type="string">
            <text:p>(མིང་)</text:p>
          </table:table-cell>
          <table:table-cell office:value-type="string">
            <text:p>བུམ་ཐང་སྟངས་ཀྱི་ས་གན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མ།</text:p>
          </table:table-cell>
          <table:table-cell office:value-type="string">
            <text:p>/wam/</text:p>
          </table:table-cell>
          <table:table-cell office:value-type="string">
            <text:p>(མིང་)</text:p>
          </table:table-cell>
          <table:table-cell office:value-type="string">
            <text:p>བུམ་དགཔ་དང་མང་སྡེཔ་ཚུ་གི་ཁ་སྐད་ཨིན།རྫོང་ཁའི་ནང་སེམས་ཅན་དོ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ཝམ་རོང༌།</text:p>
          </table:table-cell>
          <table:table-cell office:value-type="string">
            <text:p>/wam rong/</text:p>
          </table:table-cell>
          <table:table-cell office:value-type="string">
            <text:p>(མིང་)</text:p>
          </table:table-cell>
          <table:table-cell office:value-type="string">
            <text:p>བཀྲིས་སྒང་རྫོང་ཁག་གི་གཡུ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འི།</text:p>
          </table:table-cell>
          <table:table-cell office:value-type="string">
            <text:p>/wai/</text:p>
          </table:table-cell>
          <table:table-cell office:value-type="string">
            <text:p>(མིང་)</text:p>
          </table:table-cell>
          <table:table-cell office:value-type="string">
            <text:p>ཝ་ཡེ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ཝརྟུ།</text:p>
          </table:table-cell>
          <table:table-cell office:value-type="string">
            <text:p>/war tu/</text:p>
          </table:table-cell>
          <table:table-cell office:value-type="string">
            <text:p>(མིང་)</text:p>
          </table:table-cell>
          <table:table-cell office:value-type="string">
            <text:p>ཝརྟུ་ཟེར་མི་རྒྱ་གར་གྱི་ཡིག་བཟོའི་བྱེ་བྲག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ཝལ་ལེར།</text:p>
          </table:table-cell>
          <table:table-cell office:value-type="string">
            <text:p>/wau ler/</text:p>
          </table:table-cell>
          <table:table-cell office:value-type="string">
            <text:p>(མིང་)</text:p>
          </table:table-cell>
          <table:table-cell office:value-type="string">
            <text:p>ཁྲ་ལྷམ་ལྷ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ཝེང༌།</text:p>
          </table:table-cell>
          <table:table-cell office:value-type="string">
            <text:p>/weng/</text:p>
          </table:table-cell>
          <table:table-cell office:value-type="string">
            <text:p>(མིང་)</text:p>
          </table:table-cell>
          <table:table-cell office:value-type="string">
            <text:p>ཝེང་ཟེར་མི་བུམ་དགཔ་ཚུ་གིས་བོདཔ་ལུ་སླབ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ཝེང་མཁར།</text:p>
          </table:table-cell>
          <table:table-cell office:value-type="string">
            <text:p>/weng khar/</text:p>
          </table:table-cell>
          <table:table-cell office:value-type="string">
            <text:p>(མིང་)</text:p>
          </table:table-cell>
          <table:table-cell table:style-name="ce2" office:value-type="string">
            <text:p>མོང་སྒར་རྫོང་ཁག་འོག་གི་རྒེད་འོག་༡༦ཡོད་པའི་ནང་གསེས་མོང་སྒར་རྒེད་གི་གཡུས་ཚན་ཅིག་གི་མིང༌།སྔོན་མ་གཡུས་དེ་ནང་ལས་ཞབས་དྲུང་ཐུགས་སྤྲུལ་དཔལ་འཇིགས་མེད་གྲགས་པ་འཁྲུངས་འཁྲུངམ་ཨིན།། །།</text:p>
          </table:table-cell>
          <table:table-cell table:number-columns-repeated="252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8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12T12:14:46</meta:creation-date>
    <dc:date>2009-11-30T18:58:24</dc:date>
    <meta:editing-cycles>8</meta:editing-cycles>
    <meta:editing-duration>PT1H25M46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